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D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oscondicion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meta:document-statistic meta:table-count="1" meta:image-count="0" meta:object-count="0" meta:page-count="1" meta:paragraph-count="16" meta:word-count="28" meta:character-count="197"/>
    <dc:date>2011-09-22T00:02:34</dc:date>
    <dc:creator>Cristian Lopez</dc:creator>
    <meta:editing-duration>PT11M30S</meta:editing-duration>
    <meta:editing-cycles>1</meta:editing-cycles>
    <meta:generator>LibreOffice/3.3$Unix LibreOffice_project/330m19$Build-301</meta:generator>
  </office:meta>
</office:document-meta>
</file>